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19" style:family="table-column">
      <style:table-column-properties fo:break-before="auto" style:column-width="6.355cm"/>
    </style:style>
    <style:style style:name="co3" style:family="table-column">
      <style:table-column-properties fo:break-before="auto" style:column-width="5.096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3.306cm"/>
    </style:style>
    <style:style style:name="co6" style:family="table-column">
      <style:table-column-properties fo:break-before="auto" style:column-width="1.653cm"/>
    </style:style>
    <style:style style:name="co7" style:family="table-column">
      <style:table-column-properties fo:break-before="auto" style:column-width="1.568cm"/>
    </style:style>
    <style:style style:name="co8" style:family="table-column">
      <style:table-column-properties fo:break-before="auto" style:column-width="1.177cm"/>
    </style:style>
    <style:style style:name="co9" style:family="table-column">
      <style:table-column-properties fo:break-before="auto" style:column-width="1.399cm"/>
    </style:style>
    <style:style style:name="co10" style:family="table-column">
      <style:table-column-properties fo:break-before="auto" style:column-width="1.483cm"/>
    </style:style>
    <style:style style:name="co11" style:family="table-column">
      <style:table-column-properties fo:break-before="auto" style:column-width="4.927cm"/>
    </style:style>
    <style:style style:name="co12" style:family="table-column">
      <style:table-column-properties fo:break-before="auto" style:column-width="4.004cm"/>
    </style:style>
    <style:style style:name="co13" style:family="table-column">
      <style:table-column-properties fo:break-before="auto" style:column-width="4.424cm"/>
    </style:style>
    <style:style style:name="co14" style:family="table-column">
      <style:table-column-properties fo:break-before="auto" style:column-width="3.417cm"/>
    </style:style>
    <style:style style:name="co15" style:family="table-column">
      <style:table-column-properties fo:break-before="auto" style:column-width="3.782cm"/>
    </style:style>
    <style:style style:name="co16" style:family="table-column">
      <style:table-column-properties fo:break-before="auto" style:column-width="2.71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2.351cm"/>
    </style:style>
    <style:style style:name="co20" style:family="table-column">
      <style:table-column-properties fo:break-before="auto" style:column-width="3.8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ta5" style:family="table" style:master-page-name="PageStyle_5f_types">
      <style:table-properties table:display="true" style:writing-mode="lr-tb"/>
    </style:style>
    <style:style style:name="ta2" style:family="table" style:master-page-name="PageStyle_5f_things">
      <style:table-properties table:display="true" style:writing-mode="lr-tb"/>
    </style:style>
    <style:style style:name="ta3" style:family="table" style:master-page-name="PageStyle_5f_dimensions">
      <style:table-properties table:display="true" style:writing-mode="lr-tb"/>
    </style:style>
    <style:style style:name="ta4" style:family="table" style:master-page-name="PageStyle_5f_productions">
      <style:table-properties table:display="true" style:writing-mode="lr-tb"/>
    </style:style>
    <style:style style:name="ta6" style:family="table" style:master-page-name="PageStyle_5f_plans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3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7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types.$B$2:.$B$60])" table:allow-empty-cell="true" table:display-list="unsorted" table:base-cell-address="things.E2"/>
        <table:content-validation table:name="val2" table:condition="of:cell-content-is-in-list([$dimensions.$B$2:.$B$60])" table:allow-empty-cell="true" table:display-list="unsorted" table:base-cell-address="things.K2"/>
        <table:content-validation table:name="val3" table:condition="of:cell-content-is-in-list([$types.$B$2:.$B$60])" table:allow-empty-cell="true" table:display-list="unsorted" table:base-cell-address="dimensions.C2"/>
        <table:content-validation table:name="val4" table:condition="of:cell-content-is-in-list([$things.$B$2:.$B$60])" table:allow-empty-cell="true" table:display-list="unsorted" table:base-cell-address="productions.D2"/>
        <table:content-validation table:name="val5" table:condition="of:cell-content-is-in-list([$types.$B$2:.$B$60])" table:allow-empty-cell="true" table:display-list="unsorted" table:base-cell-address="productions.H2"/>
        <table:content-validation table:name="val6" table:condition="of:cell-content-is-in-list([$things.$B$2:.$B$60])" table:allow-empty-cell="true" table:display-list="unsorted" table:base-cell-address="plans.C2"/>
      </table:content-validations>
      <table:table table:name="things" table:style-name="ta2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62" table:default-cell-style-name="Default"/>
        <table:table-row table:style-name="ro1">
          <table:table-cell table:style-name="ce13" office:value-type="string" calcext:value-type="string">
            <text:p>thing uri</text:p>
          </table:table-cell>
          <table:table-cell table:style-name="ce13" office:value-type="string" calcext:value-type="string">
            <text:p>thing label</text:p>
          </table:table-cell>
          <table:table-cell table:style-name="ce13" office:value-type="string" calcext:value-type="string">
            <text:p>CRM class</text:p>
          </table:table-cell>
          <table:table-cell table:style-name="ce13" office:value-type="string" calcext:value-type="string">
            <text:p>part of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type uri</text:p>
          </table:table-cell>
          <table:table-cell table:style-name="ce13" office:value-type="string" calcext:value-type="string">
            <text:p>material</text:p>
          </table:table-cell>
          <table:table-cell table:style-name="ce13" office:value-type="string" calcext:value-type="string">
            <text:p>material uri</text:p>
          </table:table-cell>
          <table:table-cell table:style-name="ce13" office:value-type="string" calcext:value-type="string">
            <text:p>material</text:p>
          </table:table-cell>
          <table:table-cell table:style-name="ce13" office:value-type="string" calcext:value-type="string">
            <text:p>material uri</text:p>
          </table:table-cell>
          <table:table-cell table:style-name="ce13" office:value-type="string" calcext:value-type="string">
            <text:p>dimension</text:p>
          </table:table-cell>
          <table:table-cell table:style-name="ce13" office:value-type="string" calcext:value-type="string">
            <text:p>dimension uri</text:p>
          </table:table-cell>
          <table:table-cell table:style-name="ce13" office:value-type="string" calcext:value-type="string">
            <text:p>dimension</text:p>
          </table:table-cell>
          <table:table-cell table:style-name="ce13" office:value-type="string" calcext:value-type="string">
            <text:p>dimension uri</text:p>
          </table:table-cell>
          <table:table-cell table:style-name="ce13" office:value-type="string" calcext:value-type="string">
            <text:p>dimension</text:p>
          </table:table-cell>
          <table:table-cell table:style-name="ce13" office:value-type="string" calcext:value-type="string">
            <text:p>dimension uri</text:p>
          </table:table-cell>
          <table:table-cell table:style-name="ce16" table:number-columns-repeated="16"/>
          <table:table-cell table:number-columns-repeated="32"/>
        </table:table-row>
        <table:table-row table:style-name="ro1">
          <table:table-cell table:style-name="ce14" office:value-type="string" calcext:value-type="string">
            <text:p>thing/1</text:p>
          </table:table-cell>
          <table:table-cell table:style-name="ce14" office:value-type="string" calcext:value-type="string">
            <text:p>Artefact 1</text:p>
          </table:table-cell>
          <table:table-cell table:style-name="ce14" office:value-type="string" calcext:value-type="string">
            <text:p>E22</text:p>
          </table:table-cell>
          <table:table-cell table:style-name="ce14"/>
          <table:table-cell table:style-name="ce14" table:content-validation-name="val1" office:value-type="string" calcext:value-type="string">
            <text:p>sculpture</text:p>
          </table:table-cell>
          <table:table-cell table:style-name="ce15" table:number-matrix-columns-spanned="1" table:number-matrix-rows-spanned="1" table:formula="of:=INDEX([$types.$A$2:.$A$60];MATCH([.E2];[$types.$B$2:.$B$60]);1)" office:value-type="string" office:string-value="type/1" calcext:value-type="string">
            <text:p>type/1</text:p>
          </table:table-cell>
          <table:table-cell table:style-name="ce14" table:content-validation-name="val1" office:value-type="string" calcext:value-type="string">
            <text:p>marble</text:p>
          </table:table-cell>
          <table:table-cell table:style-name="ce15" table:number-matrix-columns-spanned="1" table:number-matrix-rows-spanned="1" table:formula="of:=INDEX([$types.$A$2:.$A$60];MATCH([.G2];[$types.$B$2:.$B$60]);1)" office:value-type="string" office:string-value="material/6" calcext:value-type="string">
            <text:p>material/6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2];[$types.$B$2:.$B$60]);1)" office:value-type="string" office:string-value="" calcext:value-type="error">
            <text:p>#N/A</text:p>
          </table:table-cell>
          <table:table-cell table:style-name="ce15" table:content-validation-name="val2" office:value-type="string" calcext:value-type="string">
            <text:p>Width of Artefact 1</text:p>
          </table:table-cell>
          <table:table-cell table:style-name="ce15" table:number-matrix-columns-spanned="1" table:number-matrix-rows-spanned="1" table:formula="of:=INDEX([$dimensions.$A$2:.$A$60];MATCH([.K2];[$dimensions.$B$2:.$B$60]);1)" office:value-type="string" office:string-value="dimension/1" calcext:value-type="string">
            <text:p>dimension/1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2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2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style-name="ce14" office:value-type="string" calcext:value-type="string">
            <text:p>thing/2</text:p>
          </table:table-cell>
          <table:table-cell table:style-name="ce14" office:value-type="string" calcext:value-type="string">
            <text:p>Carved features of Artefact 1</text:p>
          </table:table-cell>
          <table:table-cell table:style-name="ce14" office:value-type="string" calcext:value-type="string">
            <text:p>E25</text:p>
          </table:table-cell>
          <table:table-cell table:style-name="ce14" office:value-type="string" calcext:value-type="string">
            <text:p>thing/1</text:p>
          </table:table-cell>
          <table:table-cell table:style-name="ce14" table:content-validation-name="val1" office:value-type="string" calcext:value-type="string">
            <text:p>carvings</text:p>
          </table:table-cell>
          <table:table-cell table:style-name="ce15" table:number-matrix-columns-spanned="1" table:number-matrix-rows-spanned="1" table:formula="of:=INDEX([$types.$A$2:.$A$60];MATCH([.E3];[$types.$B$2:.$B$60]);1)" office:value-type="string" office:string-value="type/2" calcext:value-type="string">
            <text:p>type/2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3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3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3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3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3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style-name="ce14" office:value-type="string" calcext:value-type="string">
            <text:p>thing/3</text:p>
          </table:table-cell>
          <table:table-cell table:style-name="ce14" office:value-type="string" calcext:value-type="string">
            <text:p>Paint feature of Artefact 1</text:p>
          </table:table-cell>
          <table:table-cell table:style-name="ce14" office:value-type="string" calcext:value-type="string">
            <text:p>E25</text:p>
          </table:table-cell>
          <table:table-cell table:style-name="ce14" office:value-type="string" calcext:value-type="string">
            <text:p>thing/1</text:p>
          </table:table-cell>
          <table:table-cell table:style-name="ce14" table:content-validation-name="val1" office:value-type="string" calcext:value-type="string">
            <text:p>paintings</text:p>
          </table:table-cell>
          <table:table-cell table:style-name="ce15" table:number-matrix-columns-spanned="1" table:number-matrix-rows-spanned="1" table:formula="of:=INDEX([$types.$A$2:.$A$60];MATCH([.E4];[$types.$B$2:.$B$60]);1)" office:value-type="string" office:string-value="type/7" calcext:value-type="string">
            <text:p>type/7</text:p>
          </table:table-cell>
          <table:table-cell table:style-name="ce14" table:content-validation-name="val1" office:value-type="string" calcext:value-type="string">
            <text:p>acrylic</text:p>
          </table:table-cell>
          <table:table-cell table:style-name="ce15" table:number-matrix-columns-spanned="1" table:number-matrix-rows-spanned="1" table:formula="of:=INDEX([$types.$A$2:.$A$60];MATCH([.G4];[$types.$B$2:.$B$60]);1)" office:value-type="string" office:string-value="material/8" calcext:value-type="string">
            <text:p>material/8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4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4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4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4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style-name="ce14" office:value-type="string" calcext:value-type="string">
            <text:p>thing/4</text:p>
          </table:table-cell>
          <table:table-cell table:style-name="ce14" office:value-type="string" calcext:value-type="string">
            <text:p>RFID tag of Artifact 1</text:p>
          </table:table-cell>
          <table:table-cell table:style-name="ce14" office:value-type="string" calcext:value-type="string">
            <text:p>E22</text:p>
          </table:table-cell>
          <table:table-cell table:style-name="ce14" office:value-type="string" calcext:value-type="string">
            <text:p>thing/1</text:p>
          </table:table-cell>
          <table:table-cell table:style-name="ce14" table:content-validation-name="val1" office:value-type="string" calcext:value-type="string">
            <text:p>RFID tag</text:p>
          </table:table-cell>
          <table:table-cell table:style-name="ce15" table:number-matrix-columns-spanned="1" table:number-matrix-rows-spanned="1" table:formula="of:=INDEX([$types.$A$2:.$A$60];MATCH([.E5];[$types.$B$2:.$B$60]);1)" office:value-type="string" office:string-value="type/9" calcext:value-type="string">
            <text:p>type/9</text:p>
          </table:table-cell>
          <table:table-cell table:style-name="ce14" table:content-validation-name="val1" office:value-type="string" calcext:value-type="string">
            <text:p>plastic</text:p>
          </table:table-cell>
          <table:table-cell table:style-name="ce15" table:number-matrix-columns-spanned="1" table:number-matrix-rows-spanned="1" table:formula="of:=INDEX([$types.$A$2:.$A$60];MATCH([.G5];[$types.$B$2:.$B$60]);1)" office:value-type="string" office:string-value="material/11" calcext:value-type="string">
            <text:p>material/11</text:p>
          </table:table-cell>
          <table:table-cell table:style-name="ce14" table:content-validation-name="val1" office:value-type="string" calcext:value-type="string">
            <text:p>copper</text:p>
          </table:table-cell>
          <table:table-cell table:style-name="ce15" table:number-matrix-columns-spanned="1" table:number-matrix-rows-spanned="1" table:formula="of:=INDEX([$types.$A$2:.$A$60];MATCH([.I5];[$types.$B$2:.$B$60]);1)" office:value-type="string" office:string-value="material/10" calcext:value-type="string">
            <text:p>material/10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5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5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5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style-name="ce14" office:value-type="string" calcext:value-type="string">
            <text:p>thing/5</text:p>
          </table:table-cell>
          <table:table-cell table:style-name="ce14" office:value-type="string" calcext:value-type="string">
            <text:p>Sample of SARS-CoV-2</text:p>
          </table:table-cell>
          <table:table-cell table:style-name="ce14" office:value-type="string" calcext:value-type="string">
            <text:p>E20</text:p>
          </table:table-cell>
          <table:table-cell table:style-name="ce14" office:value-type="string" calcext:value-type="string">
            <text:p>thing/1</text:p>
          </table:table-cell>
          <table:table-cell table:style-name="ce14" table:content-validation-name="val1" office:value-type="string" calcext:value-type="string">
            <text:p>SARS-CoV-2 RNA (plasmic construct)</text:p>
          </table:table-cell>
          <table:table-cell table:style-name="ce15" table:number-matrix-columns-spanned="1" table:number-matrix-rows-spanned="1" table:formula="of:=INDEX([$types.$A$2:.$A$60];MATCH([.E6];[$types.$B$2:.$B$60]);1)" office:value-type="string" office:string-value="type/12" calcext:value-type="string">
            <text:p>type/12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6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6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6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6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6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style-name="ce14" office:value-type="string" calcext:value-type="string">
            <text:p>thing/6</text:p>
          </table:table-cell>
          <table:table-cell table:style-name="ce14" office:value-type="string" calcext:value-type="string">
            <text:p>Gel agent on artefact 1</text:p>
          </table:table-cell>
          <table:table-cell table:style-name="ce14" office:value-type="string" calcext:value-type="string">
            <text:p>E25</text:p>
          </table:table-cell>
          <table:table-cell table:style-name="ce14" office:value-type="string" calcext:value-type="string">
            <text:p>thing/1</text:p>
          </table:table-cell>
          <table:table-cell table:style-name="ce14" table:content-validation-name="val1" office:value-type="string" calcext:value-type="string">
            <text:p>agar</text:p>
          </table:table-cell>
          <table:table-cell table:style-name="ce15" table:number-matrix-columns-spanned="1" table:number-matrix-rows-spanned="1" table:formula="of:=INDEX([$types.$A$2:.$A$60];MATCH([.E7];[$types.$B$2:.$B$60]);1)" office:value-type="string" office:string-value="material/15" calcext:value-type="string">
            <text:p>material/15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7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7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7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7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7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8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8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8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8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8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8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9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9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9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9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9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9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10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10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10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10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10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10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11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11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11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11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11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11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12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12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12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12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12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12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13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13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13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13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13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13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14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14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14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14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14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14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15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15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15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15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15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15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16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16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16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16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16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16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17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17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17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17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17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17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18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18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18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18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18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18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19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19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19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19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19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19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20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20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20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20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20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20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21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21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21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21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21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21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22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22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22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22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22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22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23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23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23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23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23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23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24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24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24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24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24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24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25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25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25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25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25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25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26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26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26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26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26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26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27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27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27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27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27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27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28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28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28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28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28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28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29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29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29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29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29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29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30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30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30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30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30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30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31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31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31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31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31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31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32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32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32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32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32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32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33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33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33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33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33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33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34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34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34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34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34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34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35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35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35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35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35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35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36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36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36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36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36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36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37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37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37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37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37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37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38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38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38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38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38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38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39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39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39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39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39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39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40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40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40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40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40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40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41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41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41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41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41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41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42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42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42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42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42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42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43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43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43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43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43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43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44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44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44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44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44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44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45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45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45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45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45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45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46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46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46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46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46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46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47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47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47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47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47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47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48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48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48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48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48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48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49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49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49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49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49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49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50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50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50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50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50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50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51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51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51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51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51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51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52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52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52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52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52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52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53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53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53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53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53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53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54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54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54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54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54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54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55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55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55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55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55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55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56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56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56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56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56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56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57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57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57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57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57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57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58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58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58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58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58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58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59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59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59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59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59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59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ce15" table:content-validation-name="val1"/>
          <table:table-cell table:style-name="ce15" table:number-matrix-columns-spanned="1" table:number-matrix-rows-spanned="1" table:formula="of:=INDEX([$types.$A$2:.$A$60];MATCH([.E60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G60];[$types.$B$2:.$B$60]);1)" office:value-type="string" office:string-value="" calcext:value-type="error">
            <text:p>#N/A</text:p>
          </table:table-cell>
          <table:table-cell table:style-name="ce15" table:content-validation-name="val1"/>
          <table:table-cell table:style-name="ce15" table:number-matrix-columns-spanned="1" table:number-matrix-rows-spanned="1" table:formula="of:=INDEX([$types.$A$2:.$A$60];MATCH([.I60];[$type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K60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M60];[$dimensions.$B$2:.$B$60]);1)" office:value-type="string" office:string-value="" calcext:value-type="error">
            <text:p>#N/A</text:p>
          </table:table-cell>
          <table:table-cell table:style-name="ce15" table:content-validation-name="val2"/>
          <table:table-cell table:style-name="ce15" table:number-matrix-columns-spanned="1" table:number-matrix-rows-spanned="1" table:formula="of:=INDEX([$dimensions.$A$2:.$A$60];MATCH([.O60];[$dimensions.$B$2:.$B$60]);1)" office:value-type="string" office:string-value="" calcext:value-type="error">
            <text:p>#N/A</text:p>
          </table:table-cell>
          <table:table-cell table:number-columns-repeated="48"/>
        </table:table-row>
        <table:table-row table:style-name="ro2" table:number-rows-repeated="104851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imensions" table:style-name="ta3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7" table:default-cell-style-name="Default"/>
        <table:table-row table:style-name="ro1">
          <table:table-cell table:style-name="ce13" office:value-type="string" calcext:value-type="string">
            <text:p>dimension uri</text:p>
          </table:table-cell>
          <table:table-cell table:style-name="ce13" office:value-type="string" calcext:value-type="string">
            <office:annotation draw:style-name="gr1" draw:text-style-name="P2" svg:width="5.796cm" svg:height="1.508cm" svg:x="6.362cm" svg:y="0.82cm" draw:caption-point-x="-0.407cm" draw:caption-point-y="-0.81cm">
              <dc:date>2021-07-12T00:00:00</dc:date>
              <text:p text:style-name="P1"><text:span text:style-name="T1">Keep sorted by dimension label</text:span></text:p>
              <text:p text:style-name="P1"><text:span text:style-name="T1"><text:tab/></text:span><text:span text:style-name="T1">-Athanasios Velios</text:span></text:p>
            </office:annotation>
            <text:p>dimension label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type uri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unit uri</text:p>
          </table:table-cell>
          <table:table-cell table:style-name="ce16" table:number-columns-repeated="19"/>
          <table:table-cell table:number-columns-repeated="38"/>
        </table:table-row>
        <table:table-row table:style-name="ro1">
          <table:table-cell table:style-name="ce14" office:value-type="string" calcext:value-type="string">
            <text:p>dimension/1</text:p>
          </table:table-cell>
          <table:table-cell table:style-name="ce14" office:value-type="string" calcext:value-type="string">
            <text:p>Width of Artefact 1</text:p>
          </table:table-cell>
          <table:table-cell table:style-name="ce14" table:content-validation-name="val3" office:value-type="string" calcext:value-type="string">
            <text:p>width</text:p>
          </table:table-cell>
          <table:table-cell table:style-name="ce15" table:number-matrix-columns-spanned="1" table:number-matrix-rows-spanned="1" table:formula="of:=INDEX([$types.$A$2:.$A$60];MATCH([.C2];[$types.$B$2:.$B$60]);1)" office:value-type="string" office:string-value="type/13" calcext:value-type="string">
            <text:p>type/13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content-validation-name="val3" office:value-type="string" calcext:value-type="string">
            <text:p>mm</text:p>
          </table:table-cell>
          <table:table-cell table:style-name="ce15" table:number-matrix-columns-spanned="1" table:number-matrix-rows-spanned="1" table:formula="of:=INDEX([$types.$A$2:.$A$60];MATCH([.F2];[$types.$B$2:.$B$60]);1)" office:value-type="string" office:string-value="type/14" calcext:value-type="string">
            <text:p>type/14</text:p>
          </table:table-cell>
          <table:table-cell table:number-columns-repeated="57"/>
        </table:table-row>
        <table:table-row table:style-name="ro1" table:number-rows-repeated="58">
          <table:table-cell table:number-columns-repeated="2"/>
          <table:table-cell table:style-name="ce15" table:content-validation-name="val3"/>
          <table:table-cell table:number-columns-repeated="2"/>
          <table:table-cell table:style-name="ce15" table:content-validation-name="val3"/>
          <table:table-cell table:number-columns-repeated="58"/>
        </table:table-row>
        <table:table-row table:style-name="ro2" table:number-rows-repeated="104851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roductions" table:style-name="ta4">
        <table:table-column table:style-name="co1" table:default-cell-style-name="Default"/>
        <table:table-column table:style-name="co11" table:number-columns-repeated="4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53" table:default-cell-style-name="Default"/>
        <table:table-row table:style-name="ro1">
          <table:table-cell table:style-name="ce13" office:value-type="string" calcext:value-type="string">
            <text:p>production uri</text:p>
          </table:table-cell>
          <table:table-cell table:style-name="ce13" office:value-type="string" calcext:value-type="string">
            <text:p>production label</text:p>
          </table:table-cell>
          <table:table-cell table:style-name="ce13" office:value-type="string" calcext:value-type="string">
            <text:p>part of production</text:p>
          </table:table-cell>
          <table:table-cell table:style-name="ce13" office:value-type="string" calcext:value-type="string">
            <text:p>produced thing label</text:p>
          </table:table-cell>
          <table:table-cell table:style-name="ce13" office:value-type="string" calcext:value-type="string">
            <text:p>produced thing uri</text:p>
          </table:table-cell>
          <table:table-cell table:style-name="ce13" office:value-type="string" calcext:value-type="string">
            <text:p>not before</text:p>
          </table:table-cell>
          <table:table-cell table:style-name="ce13" office:value-type="string" calcext:value-type="string">
            <text:p>not after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type uri</text:p>
          </table:table-cell>
          <table:table-cell table:style-name="ce13" office:value-type="string" calcext:value-type="string">
            <text:p>used tool of type</text:p>
          </table:table-cell>
          <table:table-cell table:style-name="ce13" office:value-type="string" calcext:value-type="string">
            <text:p>used tool of type uri</text:p>
          </table:table-cell>
          <table:table-cell table:style-name="ce13" office:value-type="string" calcext:value-type="string">
            <text:p>used tool of type</text:p>
          </table:table-cell>
          <table:table-cell table:style-name="ce13" office:value-type="string" calcext:value-type="string">
            <text:p>used tool of type uri</text:p>
          </table:table-cell>
          <table:table-cell table:style-name="ce13" office:value-type="string" calcext:value-type="string">
            <text:p>used tool of type</text:p>
          </table:table-cell>
          <table:table-cell table:style-name="ce13" office:value-type="string" calcext:value-type="string">
            <text:p>used tool of type uri</text:p>
          </table:table-cell>
          <table:table-cell table:style-name="ce13" office:value-type="string" calcext:value-type="string">
            <text:p>used material</text:p>
          </table:table-cell>
          <table:table-cell table:style-name="ce13" office:value-type="string" calcext:value-type="string">
            <text:p>used material uri</text:p>
          </table:table-cell>
          <table:table-cell table:style-name="ce13" office:value-type="string" calcext:value-type="string">
            <text:p>used material</text:p>
          </table:table-cell>
          <table:table-cell table:style-name="ce13" office:value-type="string" calcext:value-type="string">
            <text:p>used material uri</text:p>
          </table:table-cell>
          <table:table-cell table:style-name="ce13" office:value-type="string" calcext:value-type="string">
            <text:p>used material</text:p>
          </table:table-cell>
          <table:table-cell table:style-name="ce13" office:value-type="string" calcext:value-type="string">
            <text:p>used material uri</text:p>
          </table:table-cell>
          <table:table-cell table:style-name="ce16" table:number-columns-repeated="13"/>
          <table:table-cell table:number-columns-repeated="30"/>
        </table:table-row>
        <table:table-row table:style-name="ro1">
          <table:table-cell table:style-name="ce14" office:value-type="string" calcext:value-type="string">
            <text:p>production/1</text:p>
          </table:table-cell>
          <table:table-cell table:style-name="ce14" office:value-type="string" calcext:value-type="string">
            <text:p>Overall production of Artefact 1</text:p>
          </table:table-cell>
          <table:table-cell table:style-name="ce14"/>
          <table:table-cell table:style-name="ce14" table:content-validation-name="val4" office:value-type="string" calcext:value-type="string">
            <text:p>Artefact 1</text:p>
          </table:table-cell>
          <table:table-cell table:style-name="ce15" table:number-matrix-columns-spanned="1" table:number-matrix-rows-spanned="1" table:formula="of:=INDEX([$things.$A$2:.$A$60];MATCH([.D2];[$things.$B$2:.$B$60]);1)" office:value-type="string" office:string-value="thing/1" calcext:value-type="string">
            <text:p>thing/1</text:p>
          </table:table-cell>
          <table:table-cell table:style-name="ce5" office:value-type="date" office:date-value="2021-06-01" calcext:value-type="date">
            <text:p>01 June 2021</text:p>
          </table:table-cell>
          <table:table-cell table:style-name="ce6" office:value-type="date" office:date-value="2021-06-30" calcext:value-type="date">
            <text:p>30 June 2021</text:p>
          </table:table-cell>
          <table:table-cell table:style-name="ce14" table:content-validation-name="val5" office:value-type="string" calcext:value-type="string">
            <text:p>sculpting</text:p>
          </table:table-cell>
          <table:table-cell table:style-name="ce15" table:number-matrix-columns-spanned="1" table:number-matrix-rows-spanned="1" table:formula="of:=INDEX([$types.$A$2:.$A$60];MATCH([.H2];[$types.$B$2:.$B$60]);1)" office:value-type="string" office:string-value="type/4" calcext:value-type="string">
            <text:p>type/4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2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style-name="ce14" office:value-type="string" calcext:value-type="string">
            <text:p>production/2</text:p>
          </table:table-cell>
          <table:table-cell table:style-name="ce14" office:value-type="string" calcext:value-type="string">
            <text:p>Carving of Artefact 1</text:p>
          </table:table-cell>
          <table:table-cell table:style-name="ce14" office:value-type="string" calcext:value-type="string">
            <text:p>production/1</text:p>
          </table:table-cell>
          <table:table-cell table:style-name="ce14" table:content-validation-name="val4" office:value-type="string" calcext:value-type="string">
            <text:p>Carved features of artefact 1</text:p>
          </table:table-cell>
          <table:table-cell table:style-name="ce15" table:number-matrix-columns-spanned="1" table:number-matrix-rows-spanned="1" table:formula="of:=INDEX([$things.$A$2:.$A$60];MATCH([.D3];[$things.$B$2:.$B$60]);1)" office:value-type="string" office:string-value="thing/2" calcext:value-type="string">
            <text:p>thing/2</text:p>
          </table:table-cell>
          <table:table-cell table:style-name="ce15" table:number-columns-repeated="2"/>
          <table:table-cell table:style-name="ce14" table:content-validation-name="val5" office:value-type="string" calcext:value-type="string">
            <text:p>carving</text:p>
          </table:table-cell>
          <table:table-cell table:style-name="ce15" table:number-matrix-columns-spanned="1" table:number-matrix-rows-spanned="1" table:formula="of:=INDEX([$types.$A$2:.$A$60];MATCH([.H3];[$types.$B$2:.$B$60]);1)" office:value-type="string" office:string-value="type/3" calcext:value-type="string">
            <text:p>type/3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3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style-name="ce14" office:value-type="string" calcext:value-type="string">
            <text:p>production/3</text:p>
          </table:table-cell>
          <table:table-cell table:style-name="ce14" office:value-type="string" calcext:value-type="string">
            <text:p>Painting of Artefact 1</text:p>
          </table:table-cell>
          <table:table-cell table:style-name="ce14" office:value-type="string" calcext:value-type="string">
            <text:p>production/1</text:p>
          </table:table-cell>
          <table:table-cell table:style-name="ce14" table:content-validation-name="val4" office:value-type="string" calcext:value-type="string">
            <text:p>Paint feature of Artefact 1</text:p>
          </table:table-cell>
          <table:table-cell table:style-name="ce15" table:number-matrix-columns-spanned="1" table:number-matrix-rows-spanned="1" table:formula="of:=INDEX([$things.$A$2:.$A$60];MATCH([.D4];[$things.$B$2:.$B$60]);1)" office:value-type="string" office:string-value="thing/3" calcext:value-type="string">
            <text:p>thing/3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4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5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5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6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6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7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7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8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8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9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9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10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1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1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1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1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1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1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10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11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1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1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1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1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1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1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11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12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1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1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1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1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1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1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12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13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1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1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1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1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1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1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13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14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1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1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1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1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1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1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14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15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1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1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1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1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1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1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15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16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1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1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1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1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1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1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16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17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1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1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1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1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1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1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17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18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1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1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1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1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1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1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18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19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1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1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1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1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1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1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19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20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2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2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2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2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2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2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20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21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2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2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2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2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2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2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21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22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2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2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2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2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2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2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22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23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2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2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2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2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2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2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23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24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2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2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2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2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2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2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24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25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2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2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2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2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2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2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25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26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2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2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2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2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2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2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26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27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2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2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2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2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2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2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27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28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2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2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2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2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2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2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28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29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2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2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2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2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2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2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29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30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3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3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3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3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3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3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30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31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3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3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3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3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3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3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31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32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3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3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3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3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3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3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32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33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3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3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3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3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3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3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33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34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3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3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3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3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3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3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34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35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3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3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3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3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3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3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35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36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3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3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3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3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3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3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36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37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3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3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3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3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3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3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37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38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3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3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3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3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3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3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38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39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3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3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3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3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3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3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39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40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4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4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4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4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4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4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40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41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4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4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4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4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4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4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41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42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4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4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4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4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4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4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42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43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4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4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4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4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4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4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43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44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4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4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4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4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4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4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44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45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4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4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4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4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4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4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45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46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4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4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4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4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4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4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46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47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4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4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4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4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4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4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47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48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4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4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4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4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4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4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48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49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4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4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4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4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4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4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49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50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5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5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5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5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5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5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50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51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5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5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5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5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5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51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51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52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5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5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5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5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5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52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52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53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5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5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5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5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5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53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53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54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5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5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5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5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5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54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54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55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5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5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5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5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5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55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55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56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5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5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5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5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5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56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56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57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5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5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5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5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5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57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57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58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5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5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5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5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5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58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58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59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5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5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5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5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5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59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59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5" table:content-validation-name="val4"/>
          <table:table-cell table:style-name="ce15" table:number-matrix-columns-spanned="1" table:number-matrix-rows-spanned="1" table:formula="of:=INDEX([$things.$A$2:.$A$60];MATCH([.D60];[$things.$B$2:.$B$60]);1)" office:value-type="string" office:string-value="" calcext:value-type="error">
            <text:p>#N/A</text:p>
          </table:table-cell>
          <table:table-cell table:style-name="ce15" table:number-columns-repeated="2"/>
          <table:table-cell table:style-name="ce15" table:content-validation-name="val5"/>
          <table:table-cell table:style-name="ce15" table:number-matrix-columns-spanned="1" table:number-matrix-rows-spanned="1" table:formula="of:=INDEX([$types.$A$2:.$A$60];MATCH([.H6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J6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L6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N6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P6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R60];[$types.$B$2:.$B$60]);1)" office:value-type="string" office:string-value="" calcext:value-type="error">
            <text:p>#N/A</text:p>
          </table:table-cell>
          <table:table-cell table:style-name="ce15" table:content-validation-name="val5"/>
          <table:table-cell table:style-name="ce15" table:number-matrix-columns-spanned="1" table:number-matrix-rows-spanned="1" table:formula="of:=INDEX([$types.$A$2:.$A$60];MATCH([.T60];[$types.$B$2:.$B$60]);1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2" table:number-rows-repeated="104851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lans" table:style-name="ta6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number-columns-repeated="57" table:default-cell-style-name="Default"/>
        <table:table-row table:style-name="ro1">
          <table:table-cell table:style-name="ce13" office:value-type="string" calcext:value-type="string">
            <text:p>event template uri</text:p>
          </table:table-cell>
          <table:table-cell table:style-name="ce13" office:value-type="string" calcext:value-type="string">
            <text:p>event template label</text:p>
          </table:table-cell>
          <table:table-cell table:style-name="ce13" office:value-type="string" calcext:value-type="string">
            <text:p>requires thing</text:p>
          </table:table-cell>
          <table:table-cell table:style-name="ce13" office:value-type="string" calcext:value-type="string">
            <text:p>requires thing uri</text:p>
          </table:table-cell>
          <table:table-cell table:style-name="ce13" office:value-type="string" calcext:value-type="string">
            <text:p>situation</text:p>
          </table:table-cell>
          <table:table-cell table:style-name="ce13" office:value-type="string" calcext:value-type="string">
            <text:p>situation uri</text:p>
          </table:table-cell>
          <table:table-cell table:style-name="ce13" office:value-type="string" calcext:value-type="string">
            <text:p>situation description</text:p>
          </table:table-cell>
          <table:table-cell table:style-name="ce16" table:number-columns-repeated="19"/>
          <table:table-cell table:number-columns-repeated="38"/>
        </table:table-row>
        <table:table-row table:style-name="ro1">
          <table:table-cell table:style-name="ce14" office:value-type="string" calcext:value-type="string">
            <text:p>event-template/1</text:p>
          </table:table-cell>
          <table:table-cell table:style-name="ce14" office:value-type="string" calcext:value-type="string">
            <text:p>Event template of long term storage of Artefact 1</text:p>
          </table:table-cell>
          <table:table-cell table:style-name="ce14" table:content-validation-name="val6" office:value-type="string" calcext:value-type="string">
            <text:p>Artefact 1</text:p>
          </table:table-cell>
          <table:table-cell table:style-name="ce15" table:number-matrix-columns-spanned="1" table:number-matrix-rows-spanned="1" table:formula="of:=INDEX([$things.$A$2:.$A$60];MATCH([.C2];[$things.$B$2:.$B$60]);1)" office:value-type="string" office:string-value="thing/1" calcext:value-type="string">
            <text:p>thing/1</text:p>
          </table:table-cell>
          <table:table-cell table:style-name="ce14" office:value-type="string" calcext:value-type="string">
            <text:p>Environmental conditions for long term storage of Artifact 1</text:p>
          </table:table-cell>
          <table:table-cell table:style-name="ce14" office:value-type="string" calcext:value-type="string">
            <text:p>situation/1</text:p>
          </table:table-cell>
          <table:table-cell table:style-name="ce14" office:value-type="string" calcext:value-type="string">
            <text:p>20°C, 15RH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3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4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5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6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7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8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9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10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11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12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13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14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15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16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17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18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19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20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21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22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23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24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25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26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27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28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29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30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31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32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33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34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35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36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37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38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39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40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41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42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43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44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45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46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47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48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49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50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51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52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53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54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55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56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57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58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59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5" table:content-validation-name="val6"/>
          <table:table-cell table:style-name="ce15" table:number-matrix-columns-spanned="1" table:number-matrix-rows-spanned="1" table:formula="of:=INDEX([$things.$A$2:.$A$60];MATCH([.C60];[$things.$B$2:.$B$60]);1)"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2" table:number-rows-repeated="104851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ypes" table:style-name="ta5">
        <table:table-column table:style-name="co1" table:number-columns-repeated="2" table:default-cell-style-name="Default"/>
        <table:table-column table:style-name="co19" table:number-columns-repeated="2" table:default-cell-style-name="Default"/>
        <table:table-column table:style-name="co1" table:number-columns-repeated="60" table:default-cell-style-name="Default"/>
        <table:table-row table:style-name="ro1">
          <table:table-cell table:style-name="ce13" office:value-type="string" calcext:value-type="string">
            <text:p>local type uri</text:p>
          </table:table-cell>
          <table:table-cell table:style-name="ce13" office:value-type="string" calcext:value-type="string">
            <office:annotation draw:style-name="gr1" draw:text-style-name="P2" svg:width="18.365cm" svg:height="1.508cm" svg:x="6.052cm" svg:y="0.82cm" draw:caption-point-x="-0.407cm" draw:caption-point-y="-0.81cm">
              <dc:date>2021-07-12T00:00:00</dc:date>
              <text:p text:style-name="P1"><text:span text:style-name="T1">Keep sorted by local label</text:span></text:p>
              <text:p text:style-name="P1"><text:span text:style-name="T1"><text:tab/></text:span><text:span text:style-name="T1">-Athanasios Velios</text:span></text:p>
            </office:annotation>
            <text:p>local label</text:p>
          </table:table-cell>
          <table:table-cell table:style-name="ce13" office:value-type="string" calcext:value-type="string">
            <text:p>CRM class</text:p>
          </table:table-cell>
          <table:table-cell table:style-name="ce13" office:value-type="string" calcext:value-type="string">
            <text:p>global type uri</text:p>
          </table:table-cell>
          <table:table-cell table:style-name="ce13" office:value-type="string" calcext:value-type="string">
            <text:p>global label</text:p>
          </table:table-cell>
          <table:table-cell table:style-name="ce16" table:number-columns-repeated="5"/>
          <table:table-cell table:style-name="ce13" office:value-type="string" calcext:value-type="string">
            <text:p>ignore</text:p>
          </table:table-cell>
          <table:table-cell table:style-name="ce16" table:number-columns-repeated="14"/>
          <table:table-cell table:number-columns-repeated="39"/>
        </table:table-row>
        <table:table-row table:style-name="ro1">
          <table:table-cell table:style-name="ce14" office:value-type="string" calcext:value-type="string">
            <text:p>material/8</text:p>
          </table:table-cell>
          <table:table-cell table:style-name="ce14" office:value-type="string" calcext:value-type="string">
            <text:p>acrylic</text:p>
          </table:table-cell>
          <table:table-cell table:style-name="ce14" office:value-type="string" calcext:value-type="string">
            <text:p>E57</text:p>
          </table:table-cell>
          <table:table-cell table:number-columns-repeated="7"/>
          <table:table-cell table:style-name="ce15" table:formula="of:=VALUE(MID([.A2];FIND(&quot;/&quot;;[.A2])+1;LEN([.A2])-FIND(&quot;/&quot;;[.A2])))" office:value-type="float" office:value="8" calcext:value-type="float">
            <text:p>8</text:p>
          </table:table-cell>
          <table:table-cell table:number-columns-repeated="53"/>
        </table:table-row>
        <table:table-row table:style-name="ro3">
          <table:table-cell table:style-name="ce14" office:value-type="string" calcext:value-type="string">
            <text:p>material/15</text:p>
          </table:table-cell>
          <table:table-cell table:style-name="ce14" office:value-type="string" calcext:value-type="string">
            <text:p>agar</text:p>
          </table:table-cell>
          <table:table-cell table:style-name="ce14" office:value-type="string" calcext:value-type="string">
            <text:p>E57</text:p>
          </table:table-cell>
          <table:table-cell table:style-name="ce19" office:value-type="string" calcext:value-type="string">
            <text:p><text:a xlink:href="http://vocab.getty.edu/aat/300130954" xlink:type="simple">http://vocab.getty.edu/aat/300130954</text:a></text:p>
          </table:table-cell>
          <table:table-cell table:style-name="ce14" office:value-type="string" calcext:value-type="string">
            <text:p>agar</text:p>
          </table:table-cell>
          <table:table-cell table:number-columns-repeated="5"/>
          <table:table-cell table:style-name="ce15" table:formula="of:=VALUE(MID([.A3];FIND(&quot;/&quot;;[.A3])+1;LEN([.A3])-FIND(&quot;/&quot;;[.A3])))" office:value-type="float" office:value="15" calcext:value-type="float">
            <text:p>15</text:p>
          </table:table-cell>
          <table:table-cell table:number-columns-repeated="53"/>
        </table:table-row>
        <table:table-row table:style-name="ro3">
          <table:table-cell table:style-name="ce14" office:value-type="string" calcext:value-type="string">
            <text:p>type/3</text:p>
          </table:table-cell>
          <table:table-cell table:style-name="ce14" office:value-type="string" calcext:value-type="string">
            <text:p>carving</text:p>
          </table:table-cell>
          <table:table-cell table:style-name="ce14" office:value-type="string" calcext:value-type="string">
            <text:p>E55</text:p>
          </table:table-cell>
          <table:table-cell table:style-name="ce19" office:value-type="string" calcext:value-type="string">
            <text:p><text:a xlink:href="http://vocab.getty.edu/aat/300053149" xlink:type="simple">http://vocab.getty.edu/aat/300053149</text:a></text:p>
          </table:table-cell>
          <table:table-cell table:style-name="ce14" office:value-type="string" calcext:value-type="string">
            <text:p>carving (processes)</text:p>
          </table:table-cell>
          <table:table-cell table:number-columns-repeated="5"/>
          <table:table-cell table:style-name="ce15" table:formula="of:=VALUE(MID([.A4];FIND(&quot;/&quot;;[.A4])+1;LEN([.A4])-FIND(&quot;/&quot;;[.A4])))" office:value-type="float" office:value="3" calcext:value-type="float">
            <text:p>3</text:p>
          </table:table-cell>
          <table:table-cell table:number-columns-repeated="53"/>
        </table:table-row>
        <table:table-row table:style-name="ro3">
          <table:table-cell table:style-name="ce14" office:value-type="string" calcext:value-type="string">
            <text:p>type/2</text:p>
          </table:table-cell>
          <table:table-cell table:style-name="ce14" office:value-type="string" calcext:value-type="string">
            <text:p>carvings</text:p>
          </table:table-cell>
          <table:table-cell table:style-name="ce14" office:value-type="string" calcext:value-type="string">
            <text:p>E55</text:p>
          </table:table-cell>
          <table:table-cell table:style-name="ce19" office:value-type="string" calcext:value-type="string">
            <text:p><text:a xlink:href="http://vocab.getty.edu/aat/300047203" xlink:type="simple">http://vocab.getty.edu/aat/300047203</text:a></text:p>
          </table:table-cell>
          <table:table-cell table:style-name="ce14" office:value-type="string" calcext:value-type="string">
            <text:p>carvings (visual works)</text:p>
          </table:table-cell>
          <table:table-cell table:number-columns-repeated="5"/>
          <table:table-cell table:style-name="ce15" table:formula="of:=VALUE(MID([.A5];FIND(&quot;/&quot;;[.A5])+1;LEN([.A5])-FIND(&quot;/&quot;;[.A5])))" office:value-type="float" office:value="2" calcext:value-type="float">
            <text:p>2</text:p>
          </table:table-cell>
          <table:table-cell table:number-columns-repeated="53"/>
        </table:table-row>
        <table:table-row table:style-name="ro3">
          <table:table-cell table:style-name="ce14" office:value-type="string" calcext:value-type="string">
            <text:p>material/10</text:p>
          </table:table-cell>
          <table:table-cell table:style-name="ce14" office:value-type="string" calcext:value-type="string">
            <text:p>copper</text:p>
          </table:table-cell>
          <table:table-cell table:style-name="ce14" office:value-type="string" calcext:value-type="string">
            <text:p>E57</text:p>
          </table:table-cell>
          <table:table-cell table:style-name="ce19" office:value-type="string" calcext:value-type="string">
            <text:p><text:a xlink:href="http://vocab.getty.edu/aat/300011020" xlink:type="simple">http://vocab.getty.edu/aat/300011020</text:a></text:p>
          </table:table-cell>
          <table:table-cell table:style-name="ce14" office:value-type="string" calcext:value-type="string">
            <text:p>copper (metal)</text:p>
          </table:table-cell>
          <table:table-cell table:number-columns-repeated="5"/>
          <table:table-cell table:style-name="ce15" table:formula="of:=VALUE(MID([.A6];FIND(&quot;/&quot;;[.A6])+1;LEN([.A6])-FIND(&quot;/&quot;;[.A6])))" office:value-type="float" office:value="10" calcext:value-type="float">
            <text:p>10</text:p>
          </table:table-cell>
          <table:table-cell table:number-columns-repeated="53"/>
        </table:table-row>
        <table:table-row table:style-name="ro3">
          <table:table-cell table:style-name="ce14" office:value-type="string" calcext:value-type="string">
            <text:p>type/5</text:p>
          </table:table-cell>
          <table:table-cell table:style-name="ce14" office:value-type="string" calcext:value-type="string">
            <text:p>drill</text:p>
          </table:table-cell>
          <table:table-cell table:style-name="ce14" office:value-type="string" calcext:value-type="string">
            <text:p>E55</text:p>
          </table:table-cell>
          <table:table-cell table:style-name="ce19" office:value-type="string" calcext:value-type="string">
            <text:p><text:a xlink:href="http://vocab.getty.edu/aat/300024685" xlink:type="simple">http://vocab.getty.edu/aat/300024685</text:a></text:p>
          </table:table-cell>
          <table:table-cell table:style-name="ce14" office:value-type="string" calcext:value-type="string">
            <text:p>electric drills</text:p>
          </table:table-cell>
          <table:table-cell table:number-columns-repeated="5"/>
          <table:table-cell table:style-name="ce15" table:formula="of:=VALUE(MID([.A7];FIND(&quot;/&quot;;[.A7])+1;LEN([.A7])-FIND(&quot;/&quot;;[.A7])))" office:value-type="float" office:value="5" calcext:value-type="float">
            <text:p>5</text:p>
          </table:table-cell>
          <table:table-cell table:number-columns-repeated="53"/>
        </table:table-row>
        <table:table-row table:style-name="ro3">
          <table:table-cell table:style-name="ce14" office:value-type="string" calcext:value-type="string">
            <text:p>material/6</text:p>
          </table:table-cell>
          <table:table-cell table:style-name="ce14" office:value-type="string" calcext:value-type="string">
            <text:p>marble</text:p>
          </table:table-cell>
          <table:table-cell table:style-name="ce14" office:value-type="string" calcext:value-type="string">
            <text:p>E57</text:p>
          </table:table-cell>
          <table:table-cell table:style-name="ce19" office:value-type="string" calcext:value-type="string">
            <text:p><text:a xlink:href="http://vocab.getty.edu/aat/300011443" xlink:type="simple">http://vocab.getty.edu/aat/300011443</text:a></text:p>
          </table:table-cell>
          <table:table-cell table:style-name="ce14" office:value-type="string" calcext:value-type="string">
            <text:p>marble (rock)</text:p>
          </table:table-cell>
          <table:table-cell table:number-columns-repeated="5"/>
          <table:table-cell table:style-name="ce15" table:formula="of:=VALUE(MID([.A8];FIND(&quot;/&quot;;[.A8])+1;LEN([.A8])-FIND(&quot;/&quot;;[.A8])))" office:value-type="float" office:value="6" calcext:value-type="float">
            <text:p>6</text:p>
          </table:table-cell>
          <table:table-cell table:number-columns-repeated="53"/>
        </table:table-row>
        <table:table-row table:style-name="ro3">
          <table:table-cell table:style-name="ce14" office:value-type="string" calcext:value-type="string">
            <text:p>type/14</text:p>
          </table:table-cell>
          <table:table-cell table:style-name="ce14" office:value-type="string" calcext:value-type="string">
            <text:p>mm</text:p>
          </table:table-cell>
          <table:table-cell table:style-name="ce14" office:value-type="string" calcext:value-type="string">
            <text:p>E55</text:p>
          </table:table-cell>
          <table:table-cell table:style-name="ce19" office:value-type="string" calcext:value-type="string">
            <text:p><text:a xlink:href="http://vocab.getty.edu/aat/300379097" xlink:type="simple">http://vocab.getty.edu/aat/300379097</text:a></text:p>
          </table:table-cell>
          <table:table-cell table:style-name="ce14" office:value-type="string" calcext:value-type="string">
            <text:p>milimeters</text:p>
          </table:table-cell>
          <table:table-cell table:number-columns-repeated="5"/>
          <table:table-cell table:style-name="ce15" table:formula="of:=VALUE(MID([.A9];FIND(&quot;/&quot;;[.A9])+1;LEN([.A9])-FIND(&quot;/&quot;;[.A9])))" office:value-type="float" office:value="14" calcext:value-type="float">
            <text:p>14</text:p>
          </table:table-cell>
          <table:table-cell table:number-columns-repeated="53"/>
        </table:table-row>
        <table:table-row table:style-name="ro3">
          <table:table-cell table:style-name="ce14" office:value-type="string" calcext:value-type="string">
            <text:p>type/7</text:p>
          </table:table-cell>
          <table:table-cell table:style-name="ce14" office:value-type="string" calcext:value-type="string">
            <text:p>paintings</text:p>
          </table:table-cell>
          <table:table-cell table:style-name="ce14" office:value-type="string" calcext:value-type="string">
            <text:p>E55</text:p>
          </table:table-cell>
          <table:table-cell table:style-name="ce19" office:value-type="string" calcext:value-type="string">
            <text:p><text:a xlink:href="http://vocab.getty.edu/aat/300033618" xlink:type="simple">http://vocab.getty.edu/aat/300033618</text:a></text:p>
          </table:table-cell>
          <table:table-cell table:style-name="ce14" office:value-type="string" calcext:value-type="string">
            <text:p>paintings (visual works)</text:p>
          </table:table-cell>
          <table:table-cell table:number-columns-repeated="5"/>
          <table:table-cell table:style-name="ce15" table:formula="of:=VALUE(MID([.A10];FIND(&quot;/&quot;;[.A10])+1;LEN([.A10])-FIND(&quot;/&quot;;[.A10])))" office:value-type="float" office:value="7" calcext:value-type="float">
            <text:p>7</text:p>
          </table:table-cell>
          <table:table-cell table:number-columns-repeated="53"/>
        </table:table-row>
        <table:table-row table:style-name="ro3">
          <table:table-cell table:style-name="ce14" office:value-type="string" calcext:value-type="string">
            <text:p>material/11</text:p>
          </table:table-cell>
          <table:table-cell table:style-name="ce14" office:value-type="string" calcext:value-type="string">
            <text:p>plastic</text:p>
          </table:table-cell>
          <table:table-cell table:style-name="ce14" office:value-type="string" calcext:value-type="string">
            <text:p>E57</text:p>
          </table:table-cell>
          <table:table-cell table:style-name="ce19" office:value-type="string" calcext:value-type="string">
            <text:p><text:a xlink:href="http://vocab.getty.edu/aat/300014570" xlink:type="simple">http://vocab.getty.edu/aat/300014570</text:a></text:p>
          </table:table-cell>
          <table:table-cell table:style-name="ce14" office:value-type="string" calcext:value-type="string">
            <text:p>plastic (material)</text:p>
          </table:table-cell>
          <table:table-cell table:number-columns-repeated="5"/>
          <table:table-cell table:style-name="ce15" table:formula="of:=VALUE(MID([.A11];FIND(&quot;/&quot;;[.A11])+1;LEN([.A11])-FIND(&quot;/&quot;;[.A11])))"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type/9</text:p>
          </table:table-cell>
          <table:table-cell table:style-name="ce14" office:value-type="string" calcext:value-type="string">
            <text:p>RFID tag</text:p>
          </table:table-cell>
          <table:table-cell table:style-name="ce14" office:value-type="string" calcext:value-type="string">
            <text:p>E55</text:p>
          </table:table-cell>
          <table:table-cell table:number-columns-repeated="7"/>
          <table:table-cell table:style-name="ce15" table:formula="of:=VALUE(MID([.A12];FIND(&quot;/&quot;;[.A12])+1;LEN([.A12])-FIND(&quot;/&quot;;[.A12])))" office:value-type="float" office:value="9" calcext:value-type="float">
            <text:p>9</text:p>
          </table:table-cell>
          <table:table-cell table:number-columns-repeated="53"/>
        </table:table-row>
        <table:table-row table:style-name="ro3">
          <table:table-cell table:style-name="ce14" office:value-type="string" calcext:value-type="string">
            <text:p>type/12</text:p>
          </table:table-cell>
          <table:table-cell table:style-name="ce14" office:value-type="string" calcext:value-type="string">
            <text:p>SARS-CoV-2 RNA (plasmic construct)</text:p>
          </table:table-cell>
          <table:table-cell table:style-name="ce14" office:value-type="string" calcext:value-type="string">
            <text:p>E55</text:p>
          </table:table-cell>
          <table:table-cell table:style-name="ce19" office:value-type="string" calcext:value-type="string">
            <text:p><text:a xlink:href="https://www.ncbi.nlm.nih.gov/nuccore/MT299802" xlink:type="simple">https://www.ncbi.nlm.nih.gov/nuccore/MT299802</text:a></text:p>
          </table:table-cell>
          <table:table-cell table:style-name="ce14" office:value-type="string" calcext:value-type="string">
            <text:p>Cloning vector pSF_lenti_SARS-CoV-2_partial-ORF1a</text:p>
          </table:table-cell>
          <table:table-cell table:number-columns-repeated="5"/>
          <table:table-cell table:style-name="ce15" table:formula="of:=VALUE(MID([.A13];FIND(&quot;/&quot;;[.A13])+1;LEN([.A13])-FIND(&quot;/&quot;;[.A13])))" office:value-type="float" office:value="12" calcext:value-type="float">
            <text:p>12</text:p>
          </table:table-cell>
          <table:table-cell table:number-columns-repeated="53"/>
        </table:table-row>
        <table:table-row table:style-name="ro3">
          <table:table-cell table:style-name="ce14" office:value-type="string" calcext:value-type="string">
            <text:p>type/4</text:p>
          </table:table-cell>
          <table:table-cell table:style-name="ce14" office:value-type="string" calcext:value-type="string">
            <text:p>sculpting</text:p>
          </table:table-cell>
          <table:table-cell table:style-name="ce14" office:value-type="string" calcext:value-type="string">
            <text:p>E55</text:p>
          </table:table-cell>
          <table:table-cell table:style-name="ce19" office:value-type="string" calcext:value-type="string">
            <text:p><text:a xlink:href="http://vocab.getty.edu/aat/300264383" xlink:type="simple">http://vocab.getty.edu/aat/300264383</text:a></text:p>
          </table:table-cell>
          <table:table-cell table:style-name="ce14" office:value-type="string" calcext:value-type="string">
            <text:p>sculpting</text:p>
          </table:table-cell>
          <table:table-cell table:number-columns-repeated="5"/>
          <table:table-cell table:style-name="ce15" table:formula="of:=VALUE(MID([.A14];FIND(&quot;/&quot;;[.A14])+1;LEN([.A14])-FIND(&quot;/&quot;;[.A14])))" office:value-type="float" office:value="4" calcext:value-type="float">
            <text:p>4</text:p>
          </table:table-cell>
          <table:table-cell table:number-columns-repeated="53"/>
        </table:table-row>
        <table:table-row table:style-name="ro3">
          <table:table-cell table:style-name="ce14" office:value-type="string" calcext:value-type="string">
            <text:p>type/1</text:p>
          </table:table-cell>
          <table:table-cell table:style-name="ce14" office:value-type="string" calcext:value-type="string">
            <text:p>sculpture</text:p>
          </table:table-cell>
          <table:table-cell table:style-name="ce14" office:value-type="string" calcext:value-type="string">
            <text:p>E55</text:p>
          </table:table-cell>
          <table:table-cell table:style-name="ce19" office:value-type="string" calcext:value-type="string">
            <text:p><text:a xlink:href="http://vocab.getty.edu/aat/300047090" xlink:type="simple">http://vocab.getty.edu/aat/300047090</text:a></text:p>
          </table:table-cell>
          <table:table-cell table:style-name="ce14" office:value-type="string" calcext:value-type="string">
            <text:p>sculpture (visual works)</text:p>
          </table:table-cell>
          <table:table-cell table:number-columns-repeated="5"/>
          <table:table-cell table:style-name="ce15" table:formula="of:=VALUE(MID([.A15];FIND(&quot;/&quot;;[.A15])+1;LEN([.A15])-FIND(&quot;/&quot;;[.A15])))" office:value-type="float" office:value="1" calcext:value-type="float">
            <text:p>1</text:p>
          </table:table-cell>
          <table:table-cell table:number-columns-repeated="53"/>
        </table:table-row>
        <table:table-row table:style-name="ro3">
          <table:table-cell table:style-name="ce14" office:value-type="string" calcext:value-type="string">
            <text:p>type/13</text:p>
          </table:table-cell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E55</text:p>
          </table:table-cell>
          <table:table-cell table:style-name="ce19" office:value-type="string" calcext:value-type="string">
            <text:p><text:a xlink:href="http://vocab.getty.edu/aat/300055647" xlink:type="simple">http://vocab.getty.edu/aat/300055647</text:a></text:p>
          </table:table-cell>
          <table:table-cell table:style-name="ce14" office:value-type="string" calcext:value-type="string">
            <text:p>width</text:p>
          </table:table-cell>
          <table:table-cell table:number-columns-repeated="5"/>
          <table:table-cell table:style-name="ce15" table:formula="of:=VALUE(MID([.A16];FIND(&quot;/&quot;;[.A16])+1;LEN([.A16])-FIND(&quot;/&quot;;[.A16])))" office:value-type="float" office:value="13" calcext:value-type="float">
            <text:p>13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17];FIND(&quot;/&quot;;[.A17])+1;LEN([.A17])-FIND(&quot;/&quot;;[.A17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18];FIND(&quot;/&quot;;[.A18])+1;LEN([.A18])-FIND(&quot;/&quot;;[.A18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19];FIND(&quot;/&quot;;[.A19])+1;LEN([.A19])-FIND(&quot;/&quot;;[.A19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20];FIND(&quot;/&quot;;[.A20])+1;LEN([.A20])-FIND(&quot;/&quot;;[.A20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21];FIND(&quot;/&quot;;[.A21])+1;LEN([.A21])-FIND(&quot;/&quot;;[.A21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22];FIND(&quot;/&quot;;[.A22])+1;LEN([.A22])-FIND(&quot;/&quot;;[.A22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23];FIND(&quot;/&quot;;[.A23])+1;LEN([.A23])-FIND(&quot;/&quot;;[.A23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24];FIND(&quot;/&quot;;[.A24])+1;LEN([.A24])-FIND(&quot;/&quot;;[.A24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25];FIND(&quot;/&quot;;[.A25])+1;LEN([.A25])-FIND(&quot;/&quot;;[.A25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26];FIND(&quot;/&quot;;[.A26])+1;LEN([.A26])-FIND(&quot;/&quot;;[.A26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27];FIND(&quot;/&quot;;[.A27])+1;LEN([.A27])-FIND(&quot;/&quot;;[.A27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28];FIND(&quot;/&quot;;[.A28])+1;LEN([.A28])-FIND(&quot;/&quot;;[.A28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29];FIND(&quot;/&quot;;[.A29])+1;LEN([.A29])-FIND(&quot;/&quot;;[.A29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30];FIND(&quot;/&quot;;[.A30])+1;LEN([.A30])-FIND(&quot;/&quot;;[.A30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31];FIND(&quot;/&quot;;[.A31])+1;LEN([.A31])-FIND(&quot;/&quot;;[.A31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32];FIND(&quot;/&quot;;[.A32])+1;LEN([.A32])-FIND(&quot;/&quot;;[.A32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33];FIND(&quot;/&quot;;[.A33])+1;LEN([.A33])-FIND(&quot;/&quot;;[.A33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34];FIND(&quot;/&quot;;[.A34])+1;LEN([.A34])-FIND(&quot;/&quot;;[.A34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35];FIND(&quot;/&quot;;[.A35])+1;LEN([.A35])-FIND(&quot;/&quot;;[.A35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36];FIND(&quot;/&quot;;[.A36])+1;LEN([.A36])-FIND(&quot;/&quot;;[.A36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37];FIND(&quot;/&quot;;[.A37])+1;LEN([.A37])-FIND(&quot;/&quot;;[.A37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38];FIND(&quot;/&quot;;[.A38])+1;LEN([.A38])-FIND(&quot;/&quot;;[.A38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39];FIND(&quot;/&quot;;[.A39])+1;LEN([.A39])-FIND(&quot;/&quot;;[.A39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40];FIND(&quot;/&quot;;[.A40])+1;LEN([.A40])-FIND(&quot;/&quot;;[.A40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41];FIND(&quot;/&quot;;[.A41])+1;LEN([.A41])-FIND(&quot;/&quot;;[.A41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42];FIND(&quot;/&quot;;[.A42])+1;LEN([.A42])-FIND(&quot;/&quot;;[.A42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43];FIND(&quot;/&quot;;[.A43])+1;LEN([.A43])-FIND(&quot;/&quot;;[.A43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44];FIND(&quot;/&quot;;[.A44])+1;LEN([.A44])-FIND(&quot;/&quot;;[.A44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45];FIND(&quot;/&quot;;[.A45])+1;LEN([.A45])-FIND(&quot;/&quot;;[.A45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46];FIND(&quot;/&quot;;[.A46])+1;LEN([.A46])-FIND(&quot;/&quot;;[.A46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47];FIND(&quot;/&quot;;[.A47])+1;LEN([.A47])-FIND(&quot;/&quot;;[.A47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48];FIND(&quot;/&quot;;[.A48])+1;LEN([.A48])-FIND(&quot;/&quot;;[.A48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49];FIND(&quot;/&quot;;[.A49])+1;LEN([.A49])-FIND(&quot;/&quot;;[.A49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50];FIND(&quot;/&quot;;[.A50])+1;LEN([.A50])-FIND(&quot;/&quot;;[.A50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51];FIND(&quot;/&quot;;[.A51])+1;LEN([.A51])-FIND(&quot;/&quot;;[.A51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52];FIND(&quot;/&quot;;[.A52])+1;LEN([.A52])-FIND(&quot;/&quot;;[.A52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53];FIND(&quot;/&quot;;[.A53])+1;LEN([.A53])-FIND(&quot;/&quot;;[.A53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54];FIND(&quot;/&quot;;[.A54])+1;LEN([.A54])-FIND(&quot;/&quot;;[.A54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55];FIND(&quot;/&quot;;[.A55])+1;LEN([.A55])-FIND(&quot;/&quot;;[.A55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56];FIND(&quot;/&quot;;[.A56])+1;LEN([.A56])-FIND(&quot;/&quot;;[.A56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57];FIND(&quot;/&quot;;[.A57])+1;LEN([.A57])-FIND(&quot;/&quot;;[.A57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58];FIND(&quot;/&quot;;[.A58])+1;LEN([.A58])-FIND(&quot;/&quot;;[.A58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59];FIND(&quot;/&quot;;[.A59])+1;LEN([.A59])-FIND(&quot;/&quot;;[.A59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5" table:formula="of:=VALUE(MID([.A60];FIND(&quot;/&quot;;[.A60])+1;LEN([.A60])-FIND(&quot;/&quot;;[.A60])))" office:value-type="string" office:string-value="" calcext:value-type="error">
            <text:p>#VALUE!</text:p>
          </table:table-cell>
          <table:table-cell table:number-columns-repeated="53"/>
        </table:table-row>
        <table:table-row table:style-name="ro1">
          <table:table-cell table:number-columns-repeated="9"/>
          <table:table-cell table:style-name="ce14" office:value-type="string" calcext:value-type="string">
            <text:p>next uri</text:p>
          </table:table-cell>
          <table:table-cell table:style-name="ce15" table:formula="of:=maxifs([.K2:.K60];[.K2:.K60];&quot;&gt;0&quot;)+1" office:value-type="float" office:value="16" calcext:value-type="float">
            <text:p>16</text:p>
          </table:table-cell>
          <table:table-cell table:number-columns-repeated="53"/>
        </table:table-row>
        <table:table-row table:style-name="ro2" table:number-rows-repeated="1048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17:54:47.532882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hings" style:display-name="PageStyle_th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mensions" style:display-name="PageStyle_dimen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ions" style:display-name="PageStyle_prod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s" style:display-name="PageStyle_pla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pes" style:display-name="PageStyle_typ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7-12T18:06:16.380239063</dc:date>
    <dc:creator>Athanasios Velios</dc:creator>
    <meta:editing-duration>PT11M28S</meta:editing-duration>
    <meta:editing-cycles>1</meta:editing-cycles>
    <meta:document-statistic meta:table-count="5" meta:cell-count="1136" meta:object-count="0"/>
  </office:meta>
</office:document-meta>
</file>